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5c5" officeooo:paragraph-rsid="000375c5"/>
    </style:style>
    <style:style style:name="P2" style:family="paragraph" style:parent-style-name="Standard">
      <style:paragraph-properties fo:text-align="start" style:justify-single-word="false"/>
      <style:text-properties fo:font-size="13pt" fo:font-style="italic" fo:font-weight="bold" officeooo:rsid="000375c5" officeooo:paragraph-rsid="000375c5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officeooo:rsid="000399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ttre de <text:span text:style-name="T1">motivation</text:span></text:p>
      <text:p text:style-name="P1"/>
      <text:p text:style-name="P1">Ce que je voudrais y faire </text:p>
      <text:p text:style-name="P1">Ce que je peux apporter à l’enrepris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3:39:09.561709650</meta:creation-date>
    <meta:generator>LibreOffice/6.4.6.2$Linux_X86_64 LibreOffice_project/40$Build-2</meta:generator>
    <dc:date>2020-11-05T13:41:03.572051676</dc:date>
    <meta:editing-duration>PT1M53S</meta:editing-duration>
    <meta:editing-cycles>2</meta:editing-cycles>
    <meta:document-statistic meta:table-count="0" meta:image-count="0" meta:object-count="0" meta:page-count="1" meta:paragraph-count="3" meta:word-count="16" meta:character-count="84" meta:non-whitespace-character-count="70"/>
  </office:meta>
</office:document-meta>
</file>